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494cm" fo:min-width="14.079cm" fo:padding-top="0.142cm" fo:padding-bottom="0.142cm" fo:padding-left="0.267cm" fo:padding-right="0.267cm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4.396cm" fo:padding-top="0.142cm" fo:padding-bottom="0.142cm" fo:padding-left="0.267cm" fo:padding-right="0.267cm" style:writing-mode="lr-tb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4.396cm" fo:padding-top="0.142cm" fo:padding-bottom="0.142cm" fo:padding-left="0.267cm" fo:padding-right="0.267cm" style:writing-mode="lr-tb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37cm" fo:padding-top="0.142cm" fo:padding-bottom="0.142cm" fo:padding-left="0.267cm" fo:padding-right="0.267cm" style:writing-mode="lr-tb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fill-color="#729fcf" loext:fill-use-slide-background="fals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7.594cm" fo:padding-top="0.142cm" fo:padding-bottom="0.142cm" fo:padding-left="0.267cm" fo:padding-right="0.267cm" style:writing-mode="lr-tb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7.594cm" fo:padding-top="0.142cm" fo:padding-bottom="0.142cm" fo:padding-left="0.267cm" fo:padding-right="0.267cm" style:writing-mode="lr-tb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592cm" fo:padding-top="0.142cm" fo:padding-bottom="0.142cm" fo:padding-left="0.267cm" fo:padding-right="0.267cm" style:writing-mode="lr-tb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715cm" fo:padding-top="0.142cm" fo:padding-bottom="0.142cm" fo:padding-left="0.267cm" fo:padding-right="0.267cm" style:writing-mode="lr-tb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729fcf" loext:fill-use-slide-background="fals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17.287cm" fo:padding-top="0.142cm" fo:padding-bottom="0.142cm" fo:padding-left="0.267cm" fo:padding-right="0.267cm" style:writing-mode="lr-tb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17.287cm" fo:padding-top="0.142cm" fo:padding-bottom="0.142cm" fo:padding-left="0.267cm" fo:padding-right="0.267cm" style:writing-mode="lr-tb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068cm" fo:padding-top="0.142cm" fo:padding-bottom="0.142cm" fo:padding-left="0.267cm" fo:padding-right="0.267cm" style:writing-mode="lr-tb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1.528cm" fo:padding-top="0.142cm" fo:padding-bottom="0.142cm" fo:padding-left="0.267cm" fo:padding-right="0.267cm" style:writing-mode="lr-tb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272cm" fo:padding-top="0.142cm" fo:padding-bottom="0.142cm" fo:padding-left="0.267cm" fo:padding-right="0.267cm" style:writing-mode="lr-tb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094cm" fo:padding-top="0.142cm" fo:padding-bottom="0.142cm" fo:padding-left="0.267cm" fo:padding-right="0.267cm" style:writing-mode="lr-tb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1.371cm" fo:padding-top="0.142cm" fo:padding-bottom="0.142cm" fo:padding-left="0.267cm" fo:padding-right="0.267cm" style:writing-mode="lr-tb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15.223cm" fo:padding-top="0.142cm" fo:padding-bottom="0.142cm" fo:padding-left="0.267cm" fo:padding-right="0.267cm" style:writing-mode="lr-tb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15.223cm" fo:padding-top="0.142cm" fo:padding-bottom="0.142cm" fo:padding-left="0.267cm" fo:padding-right="0.267cm" style:writing-mode="lr-tb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139cm" fo:padding-top="0.142cm" fo:padding-bottom="0.142cm" fo:padding-left="0.267cm" fo:padding-right="0.267cm" style:writing-mode="lr-tb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1.785cm" fo:padding-top="0.142cm" fo:padding-bottom="0.142cm" fo:padding-left="0.267cm" fo:padding-right="0.267cm" style:writing-mode="lr-tb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1.439cm" fo:padding-top="0.142cm" fo:padding-bottom="0.142cm" fo:padding-left="0.267cm" fo:padding-right="0.267cm" style:writing-mode="lr-tb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1.722cm" fo:padding-top="0.142cm" fo:padding-bottom="0.142cm" fo:padding-left="0.267cm" fo:padding-right="0.267cm" style:writing-mode="lr-tb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12.805cm" fo:padding-top="0.142cm" fo:padding-bottom="0.142cm" fo:padding-left="0.267cm" fo:padding-right="0.267cm" style:writing-mode="lr-tb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12.805cm" fo:padding-top="0.142cm" fo:padding-bottom="0.142cm" fo:padding-left="0.267cm" fo:padding-right="0.267cm" style:writing-mode="lr-tb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225cm" fo:padding-top="0.142cm" fo:padding-bottom="0.142cm" fo:padding-left="0.267cm" fo:padding-right="0.267cm" style:writing-mode="lr-tb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147cm" fo:padding-top="0.142cm" fo:padding-bottom="0.142cm" fo:padding-left="0.267cm" fo:padding-right="0.267cm" style:writing-mode="lr-tb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015cm" fo:padding-top="0.142cm" fo:padding-bottom="0.142cm" fo:padding-left="0.267cm" fo:padding-right="0.267cm" style:writing-mode="lr-tb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1.477cm" fo:padding-top="0.142cm" fo:padding-bottom="0.142cm" fo:padding-left="0.267cm" fo:padding-right="0.267cm" style:writing-mode="lr-tb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1.793cm" fo:min-width="8.61cm" fo:padding-top="0.142cm" fo:padding-bottom="0.142cm" fo:padding-left="0.267cm" fo:padding-right="0.267cm" style:writing-mode="lr-tb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485cm" fo:min-width="8.61cm" fo:padding-top="0.142cm" fo:padding-bottom="0.142cm" fo:padding-left="0.267cm" fo:padding-right="0.267cm" style:writing-mode="lr-tb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2.983cm" fo:padding-top="0.142cm" fo:padding-bottom="0.142cm" fo:padding-left="0.267cm" fo:padding-right="0.267cm" style:writing-mode="lr-tb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729fcf" loext:fill-use-slide-background="false" draw:textarea-horizontal-align="justify" draw:textarea-vertical-align="middle" draw:auto-grow-height="false" fo:min-height="0.986cm" fo:min-width="3.121cm" fo:padding-top="0.142cm" fo:padding-bottom="0.142cm" fo:padding-left="0.267cm" fo:padding-right="0.267cm" style:writing-mode="lr-tb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>
      <loext:graphic-properties draw:fill="solid" draw:fill-color="#729fcf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13cm" svg:height="1.778cm" svg:x="2.874cm" svg:y="1.098cm">
          <text:p text:style-name="P1"><text:span text:style-name="T1">MAHASI</text:span><text:span text:style-name="T1">SWA </text:span><text:span text:style-name="T1">MAMPU </text:span><text:span text:style-name="T1">MENGG</text:span><text:span text:style-name="T1">UNAKA</text:span><text:span text:style-name="T1">N </text:span><text:span text:style-name="T1">METOD</text:span><text:span text:style-name="T1">E-</text:span><text:span text:style-name="T1">METOD</text:span><text:span text:style-name="T1">E </text:span><text:span text:style-name="T1">NUMERI</text:span><text:span text:style-name="T1">K</text:span></text:p>
          <text:p text:style-name="P1"><text:span text:style-name="T1">DALAM </text:span><text:span text:style-name="T1">MENCA</text:span><text:span text:style-name="T1">RI </text:span><text:span text:style-name="T1">SOLUSI </text:span><text:span text:style-name="T1">DARI </text:span><text:span text:style-name="T1">PERMA</text:span><text:span text:style-name="T1">SALAH</text:span><text:span text:style-name="T1">AN </text:span><text:span text:style-name="T1">MATEM</text:span><text:span text:style-name="T1">ATIK.</text:span></text:p>
          <text:p text:style-name="P1"><text:span text:style-name="T1">(C3, A3, </text:span><text:span text:style-name="T1">P3)</text:span></text:p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4.93cm" svg:height="2.077cm" svg:x="7.715cm" svg:y="15.023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4.93cm" svg:height="0.769cm" svg:x="7.715cm" svg:y="14.261cm">
            <text:p text:style-name="P1"><text:span text:style-name="T1">TURUNAN NUMERI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5" draw:text-style-name="P2" draw:layer="layout" svg:width="3.904cm" svg:height="1.27cm" svg:x="8.228cm" svg:y="15.426cm">
              <text:p text:style-name="P1"><text:span text:style-name="T1">Metode</text:span></text:p>
              <text:p text:style-name="P1"><text:span text:style-name="T1">Finite Difference</text:span></text:p>
              <draw:enhanced-geometry svg:viewBox="0 0 21600 21600" draw:type="rectangle" draw:enhanced-path="M 0 0 L 21600 0 21600 21600 0 21600 0 0 Z N"/>
            </draw:custom-shape>
          </draw:g>
        </draw:g>
        <draw:line draw:style-name="gr6" draw:text-style-name="P4" draw:layer="layout" svg:x1="10.18cm" svg:y1="7.072cm" svg:x2="10.18cm" svg:y2="6.31cm">
          <text:p/>
        </draw:line>
        <draw:line draw:style-name="gr6" draw:text-style-name="P4" draw:layer="layout" svg:x1="10.18cm" svg:y1="10.666cm" svg:x2="10.18cm" svg:y2="9.904cm">
          <text:p/>
        </draw:line>
        <draw:line draw:style-name="gr6" draw:text-style-name="P4" draw:layer="layout" svg:x1="10.18cm" svg:y1="14.246cm" svg:x2="10.18cm" svg:y2="13.484cm">
          <text:p/>
        </draw:line>
        <draw:g draw:style-name="gr2">
          <draw:custom-shape draw:style-name="gr7" draw:text-style-name="P2" draw:layer="layout" svg:width="8.128cm" svg:height="2.077cm" svg:x="6.116cm" svg:y="7.811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8.128cm" svg:height="0.769cm" svg:x="6.116cm" svg:y="7.067cm">
            <text:p text:style-name="P1"><text:span text:style-name="T1">S</text:span><text:span text:style-name="T1">O</text:span><text:span text:style-name="T1">L</text:span><text:span text:style-name="T1">U</text:span><text:span text:style-name="T1">S</text:span><text:span text:style-name="T1">I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 </text:span><text:span text:style-name="T1">P</text:span><text:span text:style-name="T1">E</text:span><text:span text:style-name="T1">R</text:span><text:span text:style-name="T1">S</text:span><text:span text:style-name="T1">A</text:span><text:span text:style-name="T1">M</text:span><text:span text:style-name="T1">A</text:span><text:span text:style-name="T1">A</text:span><text:span text:style-name="T1">N</text:span><text:span text:style-name="T1"> </text:span><text:span text:style-name="T1">L</text:span><text:span text:style-name="T1">I</text:span><text:span text:style-name="T1">N</text:span><text:span text:style-name="T1">E</text:span><text:span text:style-name="T1">A</text:span><text:span text:style-name="T1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9" draw:text-style-name="P6" draw:layer="layout" svg:width="3.126cm" svg:height="1.27cm" svg:x="6.615cm" svg:y="8.214cm">
              <text:p text:style-name="P5"><text:span text:style-name="T2">M</text:span><text:span text:style-name="T2">e</text:span><text:span text:style-name="T2">t</text:span><text:span text:style-name="T2">o</text:span><text:span text:style-name="T2">d</text:span><text:span text:style-name="T2">e</text:span></text:p>
              <text:p text:style-name="P5"><text:span text:style-name="T2">It</text:span><text:span text:style-name="T2">e</text:span><text:span text:style-name="T2">r</text:span><text:span text:style-name="T2">a</text:span><text:span text:style-name="T2">s</text:span><text:span text:style-name="T2">i </text:span><text:span text:style-name="T2">J</text:span><text:span text:style-name="T2">a</text:span><text:span text:style-name="T2">c</text:span><text:span text:style-name="T2">o</text:span><text:span text:style-name="T2">b</text:span><text:span text:style-name="T2">i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3.249cm" svg:height="1.27cm" svg:x="10.497cm" svg:y="8.214cm">
              <text:p text:style-name="P5"><text:span text:style-name="T2">Metode </text:span><text:span text:style-name="T2">Iterasi</text:span></text:p>
              <text:p text:style-name="P5"><text:span text:style-name="T2">Gauss-</text:span><text:span text:style-name="T2">Seidel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4" draw:layer="layout" svg:x1="9.739cm" svg:y1="8.849cm" svg:x2="10.501cm" svg:y2="8.849cm">
              <text:p/>
            </draw:line>
          </draw:g>
        </draw:g>
        <draw:line draw:style-name="gr6" draw:text-style-name="P4" draw:layer="layout" svg:x1="10.18cm" svg:y1="21.391cm" svg:x2="10.18cm" svg:y2="20.629cm">
          <text:p/>
        </draw:line>
        <draw:g draw:style-name="gr2">
          <draw:custom-shape draw:style-name="gr12" draw:text-style-name="P2" draw:layer="layout" svg:width="17.821cm" svg:height="2.077cm" svg:x="1.27cm" svg:y="22.135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7.821cm" svg:height="0.769cm" svg:x="1.27cm" svg:y="21.391cm">
            <text:p text:style-name="P1"><text:span text:style-name="T1">A</text:span><text:span text:style-name="T1">K</text:span><text:span text:style-name="T1">A</text:span><text:span text:style-name="T1">R</text:span><text:span text:style-name="T1">-</text:span><text:span text:style-name="T1">A</text:span><text:span text:style-name="T1">K</text:span><text:span text:style-name="T1">A</text:span><text:span text:style-name="T1">R</text:span><text:span text:style-name="T1"> </text:span><text:span text:style-name="T1">P</text:span><text:span text:style-name="T1">E</text:span><text:span text:style-name="T1">R</text:span><text:span text:style-name="T1">S</text:span><text:span text:style-name="T1">A</text:span><text:span text:style-name="T1">M</text:span><text:span text:style-name="T1">A</text:span><text:span text:style-name="T1">A</text:span><text:span text:style-name="T1">N</text:span><text:span text:style-name="T1"> </text:span><text:span text:style-name="T1">N</text:span><text:span text:style-name="T1">O</text:span><text:span text:style-name="T1">N</text:span><text:span text:style-name="T1"> </text:span><text:span text:style-name="T1">L</text:span><text:span text:style-name="T1">I</text:span><text:span text:style-name="T1">N</text:span><text:span text:style-name="T1">I</text:span><text:span text:style-name="T1">E</text:span><text:span text:style-name="T1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14" draw:text-style-name="P2" draw:layer="layout" svg:width="3.602cm" svg:height="1.27cm" svg:x="6.084cm" svg:y="22.537cm">
              <text:p text:style-name="P1"><text:span text:style-name="T1">M</text:span><text:span text:style-name="T1">e</text:span><text:span text:style-name="T1">t</text:span><text:span text:style-name="T1">o</text:span><text:span text:style-name="T1">d</text:span><text:span text:style-name="T1">e</text:span></text:p>
              <text:p text:style-name="P1"><text:span text:style-name="T1">N</text:span><text:span text:style-name="T1">e</text:span><text:span text:style-name="T1">w</text:span><text:span text:style-name="T1">t</text:span><text:span text:style-name="T1">o</text:span><text:span text:style-name="T1">n</text:span><text:span text:style-name="T1">-</text:span><text:span text:style-name="T1">R</text:span><text:span text:style-name="T1">a</text:span><text:span text:style-name="T1">p</text:span><text:span text:style-name="T1">h</text:span><text:span text:style-name="T1">s</text:span><text:span text:style-name="T1">o</text:span><text:span text:style-name="T1">n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062cm" svg:height="1.27cm" svg:x="10.451cm" svg:y="22.537cm">
              <text:p text:style-name="P1"><text:span text:style-name="T1">Metode</text:span></text:p>
              <text:p text:style-name="P1"><text:span text:style-name="T1">Bagi dua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6" draw:layer="layout" svg:width="2.806cm" svg:height="1.27cm" svg:x="13.233cm" svg:y="22.537cm">
              <text:p text:style-name="P5"><text:span text:style-name="T2">Metode</text:span></text:p>
              <text:p text:style-name="P5"><text:span text:style-name="T2">Regula </text:span><text:span text:style-name="T2">Falsi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4" draw:layer="layout" svg:x1="9.694cm" svg:y1="23.172cm" svg:x2="10.456cm" svg:y2="23.172cm">
              <text:p/>
            </draw:line>
            <draw:line draw:style-name="gr11" draw:text-style-name="P4" draw:layer="layout" svg:x1="12.499cm" svg:y1="23.172cm" svg:x2="13.261cm" svg:y2="23.172cm">
              <text:p/>
            </draw:line>
            <draw:g draw:style-name="gr2">
              <draw:custom-shape draw:style-name="gr17" draw:text-style-name="P2" draw:layer="layout" svg:width="3.628cm" svg:height="1.27cm" svg:x="1.685cm" svg:y="22.54cm">
                <text:p text:style-name="P1"><text:span text:style-name="T1">Metode</text:span></text:p>
                <text:p text:style-name="P1"><text:span text:style-name="T1">iterasi sederhana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1" draw:text-style-name="P4" draw:layer="layout" svg:x1="5.323cm" svg:y1="23.172cm" svg:x2="6.085cm" svg:y2="23.172cm">
              <text:p/>
            </draw:line>
            <draw:custom-shape draw:style-name="gr18" draw:text-style-name="P6" draw:layer="layout" svg:width="1.905cm" svg:height="1.27cm" svg:x="16.771cm" svg:y="22.537cm">
              <text:p text:style-name="P5"><text:span text:style-name="T2">Metode</text:span></text:p>
              <text:p text:style-name="P5"><text:span text:style-name="T2">Secant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4" draw:layer="layout" svg:x1="16.035cm" svg:y1="23.172cm" svg:x2="16.797cm" svg:y2="23.172cm">
              <text:p/>
            </draw:line>
          </draw:g>
        </draw:g>
        <draw:g draw:style-name="gr2">
          <draw:custom-shape draw:style-name="gr19" draw:text-style-name="P2" draw:layer="layout" svg:width="15.757cm" svg:height="2.077cm" svg:x="2.302cm" svg:y="18.579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" draw:layer="layout" svg:width="15.757cm" svg:height="0.769cm" svg:x="2.302cm" svg:y="17.817cm">
            <text:p text:style-name="P1"><text:span text:style-name="T1">INTERPOLASI DAN REGRES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21" draw:text-style-name="P2" draw:layer="layout" svg:width="2.673cm" svg:height="1.27cm" svg:x="5.834cm" svg:y="18.982cm">
              <text:p text:style-name="P1"><text:span text:style-name="T1">Interpolasi</text:span></text:p>
              <text:p text:style-name="P1"><text:span text:style-name="T1">Lagrange</text:span></text:p>
              <draw:enhanced-geometry svg:viewBox="0 0 21600 21600" draw:type="rectangle" draw:enhanced-path="M 0 0 L 21600 0 21600 21600 0 21600 0 0 Z N"/>
            </draw:custom-shape>
            <draw:g draw:style-name="gr2">
              <draw:custom-shape draw:style-name="gr22" draw:text-style-name="P2" draw:layer="layout" svg:width="2.319cm" svg:height="1.27cm" svg:x="2.782cm" svg:y="18.982cm">
                <text:p text:style-name="P1"><text:span text:style-name="T1">Interpolasi</text:span></text:p>
                <text:p text:style-name="P1"><text:span text:style-name="T1">Linier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1" draw:text-style-name="P4" draw:layer="layout" svg:x1="5.111cm" svg:y1="19.617cm" svg:x2="5.834cm" svg:y2="19.617cm">
              <text:p/>
            </draw:line>
            <draw:custom-shape draw:style-name="gr21" draw:text-style-name="P2" draw:layer="layout" svg:width="2.673cm" svg:height="1.27cm" svg:x="9.234cm" svg:y="18.982cm">
              <text:p text:style-name="P1"><text:span text:style-name="T1">Interpolasi</text:span></text:p>
              <text:p text:style-name="P1"><text:span text:style-name="T1">Newton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4" draw:layer="layout" svg:x1="8.511cm" svg:y1="19.617cm" svg:x2="9.234cm" svg:y2="19.617cm">
              <text:p/>
            </draw:line>
            <draw:custom-shape draw:style-name="gr23" draw:text-style-name="P2" draw:layer="layout" svg:width="1.973cm" svg:height="1.27cm" svg:x="12.634cm" svg:y="18.982cm">
              <text:p text:style-name="P1"><text:span text:style-name="T1">Regresi</text:span></text:p>
              <text:p text:style-name="P1"><text:span text:style-name="T1">Linier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4" draw:layer="layout" svg:x1="11.911cm" svg:y1="19.617cm" svg:x2="12.634cm" svg:y2="19.617cm">
              <text:p/>
            </draw:line>
            <draw:custom-shape draw:style-name="gr24" draw:text-style-name="P2" draw:layer="layout" svg:width="2.256cm" svg:height="1.27cm" svg:x="15.322cm" svg:y="18.982cm">
              <text:p text:style-name="P1"><text:span text:style-name="T1">Regresi</text:span></text:p>
              <text:p text:style-name="P1"><text:span text:style-name="T1">Kuadratik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4" draw:layer="layout" svg:x1="14.599cm" svg:y1="19.617cm" svg:x2="15.322cm" svg:y2="19.617cm">
              <text:p/>
            </draw:line>
          </draw:g>
        </draw:g>
        <draw:g draw:style-name="gr2">
          <draw:custom-shape draw:style-name="gr25" draw:text-style-name="P2" draw:layer="layout" svg:width="13.339cm" svg:height="2.077cm" svg:x="3.511cm" svg:y="11.41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" draw:layer="layout" svg:width="13.339cm" svg:height="0.769cm" svg:x="3.511cm" svg:y="10.666cm">
            <text:p text:style-name="P1"><text:span text:style-name="T1">INTEGRAL NUMERIK NUMERI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27" draw:text-style-name="P2" draw:layer="layout" svg:width="2.759cm" svg:height="1.27cm" svg:x="7.371cm" svg:y="11.813cm">
              <text:p text:style-name="P1"><text:span text:style-name="T1">Aturan</text:span></text:p>
              <text:p text:style-name="P1"><text:span text:style-name="T1">Simpson 1/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" draw:layer="layout" svg:width="2.681cm" svg:height="1.27cm" svg:x="10.878cm" svg:y="11.813cm">
              <text:p text:style-name="P1"><text:span text:style-name="T1">Aturan</text:span></text:p>
              <text:p text:style-name="P1"><text:span text:style-name="T1">Simpson 3/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4" draw:layer="layout" svg:x1="10.126cm" svg:y1="12.448cm" svg:x2="10.888cm" svg:y2="12.448cm">
              <text:p/>
            </draw:line>
            <draw:g draw:style-name="gr2">
              <draw:custom-shape draw:style-name="gr29" draw:text-style-name="P2" draw:layer="layout" svg:width="2.549cm" svg:height="1.27cm" svg:x="4.06cm" svg:y="11.813cm">
                <text:p text:style-name="P1"><text:span text:style-name="T1">Aturan</text:span></text:p>
                <text:p text:style-name="P1"><text:span text:style-name="T1">Trapezoida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11" draw:text-style-name="P4" draw:layer="layout" svg:x1="6.609cm" svg:y1="12.448cm" svg:x2="7.371cm" svg:y2="12.448cm">
              <text:p/>
            </draw:line>
            <draw:custom-shape draw:style-name="gr30" draw:text-style-name="P2" draw:layer="layout" svg:width="2.011cm" svg:height="1.27cm" svg:x="14.29cm" svg:y="11.813cm">
              <text:p text:style-name="P1"><text:span text:style-name="T1">Integrasi</text:span></text:p>
              <text:p text:style-name="P1"><text:span text:style-name="T1">gand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4" draw:layer="layout" svg:x1="13.549cm" svg:y1="12.448cm" svg:x2="14.311cm" svg:y2="12.448cm">
              <text:p/>
            </draw:line>
          </draw:g>
        </draw:g>
        <draw:line draw:style-name="gr6" draw:text-style-name="P4" draw:layer="layout" svg:x1="10.18cm" svg:y1="17.816cm" svg:x2="10.18cm" svg:y2="17.054cm">
          <text:p/>
        </draw:line>
        <draw:line draw:style-name="gr6" draw:text-style-name="P4" draw:layer="layout" svg:x1="10.18cm" svg:y1="3.489cm" svg:x2="10.18cm" svg:y2="2.727cm">
          <text:p/>
        </draw:line>
        <draw:g draw:style-name="gr2">
          <draw:custom-shape draw:style-name="gr31" draw:text-style-name="P2" draw:layer="layout" svg:width="9.144cm" svg:height="2.077cm" svg:x="5.608cm" svg:y="4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9.144cm" svg:height="0.769cm" svg:x="5.608cm" svg:y="3.484cm">
            <text:p text:style-name="P1"><text:span text:style-name="T1">SOLUSI PERSAMAAN DIFERENSIAL BIAS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33" draw:text-style-name="P6" draw:layer="layout" svg:width="3.517cm" svg:height="1.27cm" svg:x="6.169cm" svg:y="4.631cm">
              <text:p text:style-name="P5"><text:span text:style-name="T2">Metode</text:span></text:p>
              <text:p text:style-name="P5"><text:span text:style-name="T2">Euler</text:span></text:p>
              <draw:enhanced-geometry svg:viewBox="0 0 21600 21600" draw:type="rectangle" draw:enhanced-path="M 0 0 L 21600 0 21600 21600 0 21600 0 0 Z N"/>
            </draw:custom-shape>
            <draw:custom-shape draw:style-name="gr34" draw:text-style-name="P6" draw:layer="layout" svg:width="3.655cm" svg:height="1.27cm" svg:x="10.537cm" svg:y="4.631cm">
              <text:p text:style-name="P5"><text:span text:style-name="T2">Metode</text:span></text:p>
              <text:p text:style-name="P5"><text:span text:style-name="T2">Runge-Kutta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4" draw:layer="layout" svg:x1="9.684cm" svg:y1="5.266cm" svg:x2="10.541cm" svg:y2="5.266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Lucida Sans Unicode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10T14:19:39.306959603</meta:creation-date>
    <dc:date>2023-07-15T03:56:32.885335214</dc:date>
    <dc:creator>Mifta Nur Farid</dc:creator>
    <meta:editing-duration>PT59M14S</meta:editing-duration>
    <meta:editing-cycles>12</meta:editing-cycles>
    <meta:generator>LibreOffice/7.5.3.2$Linux_X86_64 LibreOffice_project/50$Build-2</meta:generator>
    <dc:title>Peta Konsep Metode Numerik 2023</dc:title>
    <meta:document-statistic meta:object-count="66"/>
  </office:meta>
</office:document-meta>
</file>